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25.42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5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17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94.78mm" svg:height="109.47mm" svg:x="140.08mm" svg:y="39.78mm">
            <loext:p draw:notify-on-update-of-ranges="Лист1.E2:Лист1.E38 Лист1.F2:Лист1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11"/>
        <table:table-column table:style-name="co3" table:default-cell-style-name="Default"/>
        <table:table-column table:style-name="co1" table:default-cell-style-name="ce16"/>
        <table:table-column table:style-name="co1" table:default-cell-style-name="ce19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U<text:span text:style-name="T1">ф0</text:span><text:span text:style-name="T2"> = </text:span></text:p>
          </table:table-cell>
          <table:table-cell table:style-name="ce5" office:value-type="float" office:value="195" calcext:value-type="float">
            <text:p>195,00 мB</text:p>
          </table:table-cell>
          <table:table-cell table:style-name="ce9" table:number-columns-repeated="2"/>
          <table:table-cell table:style-name="ce15" office:value-type="string" calcext:value-type="string">
            <text:p>у</text:p>
          </table:table-cell>
          <table:table-cell table:style-name="ce18" office:value-type="string" calcext:value-type="string">
            <text:p>х</text:p>
          </table:table-cell>
          <table:table-cell/>
          <table:table-cell table:style-name="ce21" office:value-type="string" calcext:value-type="string">
            <text:p>I<text:span text:style-name="T1">c </text:span>, мА</text:p>
          </table:table-cell>
          <table:table-cell table:style-name="ce21" office:value-type="string" calcext:value-type="string">
            <text:p><text:span text:style-name="T2">U</text:span><text:span text:style-name="T1">ф</text:span><text:span text:style-name="T2"> + U</text:span><text:span text:style-name="T1">ф0 </text:span>, мА</text:p>
          </table:table-cell>
          <table:table-cell table:style-name="ce22" office:value-type="string" calcext:value-type="string">
            <text:p><text:span text:style-name="T2">U</text:span><text:span text:style-name="T1">ф</text:span><text:span text:style-name="T2"> </text:span>, мА</text:p>
          </table:table-cell>
        </table:table-row>
        <table:table-row table:style-name="ro1">
          <table:table-cell table:style-name="ce2" office:value-type="string" calcext:value-type="string">
            <text:p>φ°</text:p>
          </table:table-cell>
          <table:table-cell table:style-name="ce6" office:value-type="string" calcext:value-type="string">
            <text:p><text:span text:style-name="T2">U</text:span><text:span text:style-name="T1">ф</text:span><text:span text:style-name="T2"> + U</text:span><text:span text:style-name="T1">ф0 </text:span>, мА</text:p>
          </table:table-cell>
          <table:table-cell table:style-name="ce10" office:value-type="string" calcext:value-type="string">
            <text:p><text:span text:style-name="T2">U</text:span><text:span text:style-name="T1">ф</text:span><text:span text:style-name="T2"> </text:span>, мА</text:p>
          </table:table-cell>
          <table:table-cell/>
          <table:table-cell table:formula="of:=SIN(RADIANS([.A3]))*[.C3]" office:value-type="float" office:value="-5" calcext:value-type="float">
            <text:p>-5,00</text:p>
          </table:table-cell>
          <table:table-cell table:formula="of:=COS(RADIANS([.A3]))*[.C3]" office:value-type="float" office:value="3.06161699786838E-016" calcext:value-type="float">
            <text:p>0,00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table:formula="of:=[.I2]-[.$B$1]" office:value-type="float" office:value="5" calcext:value-type="float">
            <text:p>5</text:p>
          </table:table-cell>
        </table:table-row>
        <table:table-row table:style-name="ro2">
          <table:table-cell table:formula="of:=-[.A39]" office:value-type="float" office:value="-90" calcext:value-type="float">
            <text:p>-90</text:p>
          </table:table-cell>
          <table:table-cell table:formula="of:=[.B39]" office:value-type="float" office:value="200" calcext:value-type="float">
            <text:p>200</text:p>
          </table:table-cell>
          <table:table-cell table:formula="of:=[.C39]" office:value-type="float" office:value="5" calcext:value-type="float">
            <text:p>5</text:p>
          </table:table-cell>
          <table:table-cell/>
          <table:table-cell table:formula="of:=SIN(RADIANS([.A4]))*[.C4]" office:value-type="float" office:value="-4.98097349045873" calcext:value-type="float">
            <text:p>-4,98</text:p>
          </table:table-cell>
          <table:table-cell table:formula="of:=COS(RADIANS([.A4]))*[.C4]" office:value-type="float" office:value="0.435778713738291" calcext:value-type="float">
            <text:p>0,44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table:formula="of:=[.I3]-[.$B$1]" office:value-type="float" office:value="35" calcext:value-type="float">
            <text:p>35</text:p>
          </table:table-cell>
        </table:table-row>
        <table:table-row table:style-name="ro2">
          <table:table-cell table:formula="of:=-[.A38]" office:value-type="float" office:value="-85" calcext:value-type="float">
            <text:p>-85</text:p>
          </table:table-cell>
          <table:table-cell table:formula="of:=[.B38]" office:value-type="float" office:value="200" calcext:value-type="float">
            <text:p>200</text:p>
          </table:table-cell>
          <table:table-cell table:formula="of:=[.C38]" office:value-type="float" office:value="5" calcext:value-type="float">
            <text:p>5</text:p>
          </table:table-cell>
          <table:table-cell/>
          <table:table-cell table:formula="of:=SIN(RADIANS([.A5]))*[.C5]" office:value-type="float" office:value="-4.92403876506104" calcext:value-type="float">
            <text:p>-4,92</text:p>
          </table:table-cell>
          <table:table-cell table:formula="of:=COS(RADIANS([.A5]))*[.C5]" office:value-type="float" office:value="0.868240888334652" calcext:value-type="float">
            <text:p>0,87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table:formula="of:=[.I4]-[.$B$1]" office:value-type="float" office:value="53" calcext:value-type="float">
            <text:p>53</text:p>
          </table:table-cell>
        </table:table-row>
        <table:table-row table:style-name="ro2">
          <table:table-cell table:formula="of:=-[.A37]" office:value-type="float" office:value="-80" calcext:value-type="float">
            <text:p>-80</text:p>
          </table:table-cell>
          <table:table-cell table:formula="of:=[.B37]" office:value-type="float" office:value="200" calcext:value-type="float">
            <text:p>200</text:p>
          </table:table-cell>
          <table:table-cell table:formula="of:=[.C37]" office:value-type="float" office:value="5" calcext:value-type="float">
            <text:p>5</text:p>
          </table:table-cell>
          <table:table-cell/>
          <table:table-cell table:formula="of:=SIN(RADIANS([.A6]))*[.C6]" office:value-type="float" office:value="-4.82962913144534" calcext:value-type="float">
            <text:p>-4,83</text:p>
          </table:table-cell>
          <table:table-cell table:formula="of:=COS(RADIANS([.A6]))*[.C6]" office:value-type="float" office:value="1.2940952255126" calcext:value-type="float">
            <text:p>1,29</text:p>
          </table:table-cell>
          <table:table-cell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table:formula="of:=[.I5]-[.$B$1]" office:value-type="float" office:value="63" calcext:value-type="float">
            <text:p>63</text:p>
          </table:table-cell>
        </table:table-row>
        <table:table-row table:style-name="ro2">
          <table:table-cell table:formula="of:=-[.A36]" office:value-type="float" office:value="-75" calcext:value-type="float">
            <text:p>-75</text:p>
          </table:table-cell>
          <table:table-cell table:formula="of:=[.B36]" office:value-type="float" office:value="200" calcext:value-type="float">
            <text:p>200</text:p>
          </table:table-cell>
          <table:table-cell table:formula="of:=[.C36]" office:value-type="float" office:value="5" calcext:value-type="float">
            <text:p>5</text:p>
          </table:table-cell>
          <table:table-cell/>
          <table:table-cell table:formula="of:=SIN(RADIANS([.A7]))*[.C7]" office:value-type="float" office:value="-4.69846310392954" calcext:value-type="float">
            <text:p>-4,70</text:p>
          </table:table-cell>
          <table:table-cell table:formula="of:=COS(RADIANS([.A7]))*[.C7]" office:value-type="float" office:value="1.71010071662834" calcext:value-type="float">
            <text:p>1,71</text:p>
          </table:table-cell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table:formula="of:=[.I6]-[.$B$1]" office:value-type="float" office:value="72" calcext:value-type="float">
            <text:p>72</text:p>
          </table:table-cell>
        </table:table-row>
        <table:table-row table:style-name="ro2">
          <table:table-cell table:formula="of:=-[.A35]" office:value-type="float" office:value="-70" calcext:value-type="float">
            <text:p>-70</text:p>
          </table:table-cell>
          <table:table-cell table:formula="of:=[.B35]" office:value-type="float" office:value="200" calcext:value-type="float">
            <text:p>200</text:p>
          </table:table-cell>
          <table:table-cell table:formula="of:=[.C35]" office:value-type="float" office:value="5" calcext:value-type="float">
            <text:p>5</text:p>
          </table:table-cell>
          <table:table-cell/>
          <table:table-cell table:formula="of:=SIN(RADIANS([.A8]))*[.C8]" office:value-type="float" office:value="-4.53153893518325" calcext:value-type="float">
            <text:p>-4,53</text:p>
          </table:table-cell>
          <table:table-cell table:formula="of:=COS(RADIANS([.A8]))*[.C8]" office:value-type="float" office:value="2.1130913087035" calcext:value-type="float">
            <text:p>2,11</text:p>
          </table:table-cell>
          <table:table-cell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table:formula="of:=[.I7]-[.$B$1]" office:value-type="float" office:value="78" calcext:value-type="float">
            <text:p>78</text:p>
          </table:table-cell>
        </table:table-row>
        <table:table-row table:style-name="ro2">
          <table:table-cell table:formula="of:=-[.A34]" office:value-type="float" office:value="-65" calcext:value-type="float">
            <text:p>-65</text:p>
          </table:table-cell>
          <table:table-cell table:formula="of:=[.B34]" office:value-type="float" office:value="200" calcext:value-type="float">
            <text:p>200</text:p>
          </table:table-cell>
          <table:table-cell table:formula="of:=[.C34]" office:value-type="float" office:value="5" calcext:value-type="float">
            <text:p>5</text:p>
          </table:table-cell>
          <table:table-cell/>
          <table:table-cell table:formula="of:=SIN(RADIANS([.A9]))*[.C9]" office:value-type="float" office:value="-2.59807621135332" calcext:value-type="float">
            <text:p>-2,60</text:p>
          </table:table-cell>
          <table:table-cell table:formula="of:=COS(RADIANS([.A9]))*[.C9]" office:value-type="float" office:value="1.5" calcext:value-type="float">
            <text:p>1,50</text:p>
          </table:table-cell>
          <table:table-cell table:number-columns-repeated="4"/>
        </table:table-row>
        <table:table-row table:style-name="ro2">
          <table:table-cell table:formula="of:=-[.A33]" office:value-type="float" office:value="-60" calcext:value-type="float">
            <text:p>-60</text:p>
          </table:table-cell>
          <table:table-cell table:formula="of:=[.B33]" office:value-type="float" office:value="198" calcext:value-type="float">
            <text:p>198</text:p>
          </table:table-cell>
          <table:table-cell table:formula="of:=[.C33]" office:value-type="float" office:value="3" calcext:value-type="float">
            <text:p>3</text:p>
          </table:table-cell>
          <table:table-cell table:style-name="ce13"/>
          <table:table-cell table:formula="of:=SIN(RADIANS([.A10]))*[.C10]" office:value-type="float" office:value="-9.01067248717891" calcext:value-type="float">
            <text:p>-9,01</text:p>
          </table:table-cell>
          <table:table-cell table:formula="of:=COS(RADIANS([.A10]))*[.C10]" office:value-type="float" office:value="6.30934079986151" calcext:value-type="float">
            <text:p>6,31</text:p>
          </table:table-cell>
          <table:table-cell table:number-columns-repeated="4"/>
        </table:table-row>
        <table:table-row table:style-name="ro2">
          <table:table-cell table:formula="of:=-[.A32]" office:value-type="float" office:value="-55" calcext:value-type="float">
            <text:p>-55</text:p>
          </table:table-cell>
          <table:table-cell table:formula="of:=[.B32]" office:value-type="float" office:value="206" calcext:value-type="float">
            <text:p>206</text:p>
          </table:table-cell>
          <table:table-cell table:formula="of:=[.C32]" office:value-type="float" office:value="11" calcext:value-type="float">
            <text:p>11</text:p>
          </table:table-cell>
          <table:table-cell table:style-name="ce13"/>
          <table:table-cell table:formula="of:=SIN(RADIANS([.A11]))*[.C11]" office:value-type="float" office:value="-11.4906666467847" calcext:value-type="float">
            <text:p>-11,49</text:p>
          </table:table-cell>
          <table:table-cell table:formula="of:=COS(RADIANS([.A11]))*[.C11]" office:value-type="float" office:value="9.64181414529809" calcext:value-type="float">
            <text:p>9,64</text:p>
          </table:table-cell>
          <table:table-cell table:number-columns-repeated="4"/>
        </table:table-row>
        <table:table-row table:style-name="ro2">
          <table:table-cell table:formula="of:=-[.A31]" office:value-type="float" office:value="-50" calcext:value-type="float">
            <text:p>-50</text:p>
          </table:table-cell>
          <table:table-cell table:formula="of:=[.B31]" office:value-type="float" office:value="210" calcext:value-type="float">
            <text:p>210</text:p>
          </table:table-cell>
          <table:table-cell table:formula="of:=[.C31]" office:value-type="float" office:value="15" calcext:value-type="float">
            <text:p>15</text:p>
          </table:table-cell>
          <table:table-cell table:style-name="ce14"/>
          <table:table-cell table:formula="of:=SIN(RADIANS([.A12]))*[.C12]" office:value-type="float" office:value="-12.0208152801713" calcext:value-type="float">
            <text:p>-12,02</text:p>
          </table:table-cell>
          <table:table-cell table:formula="of:=COS(RADIANS([.A12]))*[.C12]" office:value-type="float" office:value="12.0208152801713" calcext:value-type="float">
            <text:p>12,02</text:p>
          </table:table-cell>
          <table:table-cell table:number-columns-repeated="4"/>
        </table:table-row>
        <table:table-row table:style-name="ro2">
          <table:table-cell table:formula="of:=-[.A30]" office:value-type="float" office:value="-45" calcext:value-type="float">
            <text:p>-45</text:p>
          </table:table-cell>
          <table:table-cell table:formula="of:=[.B30]" office:value-type="float" office:value="212" calcext:value-type="float">
            <text:p>212</text:p>
          </table:table-cell>
          <table:table-cell table:formula="of:=[.C30]" office:value-type="float" office:value="17" calcext:value-type="float">
            <text:p>17</text:p>
          </table:table-cell>
          <table:table-cell table:style-name="ce14"/>
          <table:table-cell table:formula="of:=SIN(RADIANS([.A13]))*[.C13]" office:value-type="float" office:value="-16.71247785185" calcext:value-type="float">
            <text:p>-16,71</text:p>
          </table:table-cell>
          <table:table-cell table:formula="of:=COS(RADIANS([.A13]))*[.C13]" office:value-type="float" office:value="19.9171555210934" calcext:value-type="float">
            <text:p>19,92</text:p>
          </table:table-cell>
          <table:table-cell table:number-columns-repeated="4"/>
        </table:table-row>
        <table:table-row table:style-name="ro2">
          <table:table-cell table:formula="of:=-[.A29]" office:value-type="float" office:value="-40" calcext:value-type="float">
            <text:p>-40</text:p>
          </table:table-cell>
          <table:table-cell table:formula="of:=[.B29]" office:value-type="float" office:value="221" calcext:value-type="float">
            <text:p>221</text:p>
          </table:table-cell>
          <table:table-cell table:formula="of:=[.C29]" office:value-type="float" office:value="26" calcext:value-type="float">
            <text:p>26</text:p>
          </table:table-cell>
          <table:table-cell table:style-name="ce14"/>
          <table:table-cell table:formula="of:=SIN(RADIANS([.A14]))*[.C14]" office:value-type="float" office:value="-16.6337166541803" calcext:value-type="float">
            <text:p>-16,63</text:p>
          </table:table-cell>
          <table:table-cell table:formula="of:=COS(RADIANS([.A14]))*[.C14]" office:value-type="float" office:value="23.7554092843808" calcext:value-type="float">
            <text:p>23,76</text:p>
          </table:table-cell>
          <table:table-cell table:number-columns-repeated="4"/>
        </table:table-row>
        <table:table-row table:style-name="ro2">
          <table:table-cell table:formula="of:=-[.A28]" office:value-type="float" office:value="-35" calcext:value-type="float">
            <text:p>-35</text:p>
          </table:table-cell>
          <table:table-cell table:formula="of:=[.B28]" office:value-type="float" office:value="224" calcext:value-type="float">
            <text:p>224</text:p>
          </table:table-cell>
          <table:table-cell table:formula="of:=[.C28]" office:value-type="float" office:value="29" calcext:value-type="float">
            <text:p>29</text:p>
          </table:table-cell>
          <table:table-cell table:style-name="ce14"/>
          <table:table-cell table:formula="of:=SIN(RADIANS([.A15]))*[.C15]" office:value-type="float" office:value="-15.5" calcext:value-type="float">
            <text:p>-15,50</text:p>
          </table:table-cell>
          <table:table-cell table:formula="of:=COS(RADIANS([.A15]))*[.C15]" office:value-type="float" office:value="26.8467875173176" calcext:value-type="float">
            <text:p>26,85</text:p>
          </table:table-cell>
          <table:table-cell table:number-columns-repeated="4"/>
        </table:table-row>
        <table:table-row table:style-name="ro2">
          <table:table-cell table:formula="of:=-[.A27]" office:value-type="float" office:value="-30" calcext:value-type="float">
            <text:p>-30</text:p>
          </table:table-cell>
          <table:table-cell table:formula="of:=[.B27]" office:value-type="float" office:value="226" calcext:value-type="float">
            <text:p>226</text:p>
          </table:table-cell>
          <table:table-cell table:formula="of:=[.C27]" office:value-type="float" office:value="31" calcext:value-type="float">
            <text:p>31</text:p>
          </table:table-cell>
          <table:table-cell table:style-name="ce14"/>
          <table:table-cell table:formula="of:=SIN(RADIANS([.A16]))*[.C16]" office:value-type="float" office:value="-14.7916391609245" calcext:value-type="float">
            <text:p>-14,79</text:p>
          </table:table-cell>
          <table:table-cell table:formula="of:=COS(RADIANS([.A16]))*[.C16]" office:value-type="float" office:value="31.7207725462827" calcext:value-type="float">
            <text:p>31,72</text:p>
          </table:table-cell>
          <table:table-cell table:number-columns-repeated="4"/>
        </table:table-row>
        <table:table-row table:style-name="ro2">
          <table:table-cell table:formula="of:=-[.A26]" office:value-type="float" office:value="-25" calcext:value-type="float">
            <text:p>-25</text:p>
          </table:table-cell>
          <table:table-cell table:formula="of:=[.B26]" office:value-type="float" office:value="230" calcext:value-type="float">
            <text:p>230</text:p>
          </table:table-cell>
          <table:table-cell table:formula="of:=[.C26]" office:value-type="float" office:value="35" calcext:value-type="float">
            <text:p>35</text:p>
          </table:table-cell>
          <table:table-cell table:style-name="ce14"/>
          <table:table-cell table:formula="of:=SIN(RADIANS([.A17]))*[.C17]" office:value-type="float" office:value="-14.7068661630038" calcext:value-type="float">
            <text:p>-14,71</text:p>
          </table:table-cell>
          <table:table-cell table:formula="of:=COS(RADIANS([.A17]))*[.C17]" office:value-type="float" office:value="40.4067826937941" calcext:value-type="float">
            <text:p>40,41</text:p>
          </table:table-cell>
          <table:table-cell table:number-columns-repeated="4"/>
        </table:table-row>
        <table:table-row table:style-name="ro2">
          <table:table-cell table:formula="of:=-[.A25]" office:value-type="float" office:value="-20" calcext:value-type="float">
            <text:p>-20</text:p>
          </table:table-cell>
          <table:table-cell table:formula="of:=[.B25]" office:value-type="float" office:value="238" calcext:value-type="float">
            <text:p>238</text:p>
          </table:table-cell>
          <table:table-cell table:formula="of:=[.C25]" office:value-type="float" office:value="43" calcext:value-type="float">
            <text:p>43</text:p>
          </table:table-cell>
          <table:table-cell table:style-name="ce14"/>
          <table:table-cell table:formula="of:=SIN(RADIANS([.A18]))*[.C18]" office:value-type="float" office:value="-15.0115046159462" calcext:value-type="float">
            <text:p>-15,01</text:p>
          </table:table-cell>
          <table:table-cell table:formula="of:=COS(RADIANS([.A18]))*[.C18]" office:value-type="float" office:value="56.023697924766" calcext:value-type="float">
            <text:p>56,02</text:p>
          </table:table-cell>
          <table:table-cell table:number-columns-repeated="4"/>
        </table:table-row>
        <table:table-row table:style-name="ro2">
          <table:table-cell table:formula="of:=-[.A24]" office:value-type="float" office:value="-15" calcext:value-type="float">
            <text:p>-15</text:p>
          </table:table-cell>
          <table:table-cell table:formula="of:=[.B24]" office:value-type="float" office:value="253" calcext:value-type="float">
            <text:p>253</text:p>
          </table:table-cell>
          <table:table-cell table:formula="of:=[.C24]" office:value-type="float" office:value="58" calcext:value-type="float">
            <text:p>58</text:p>
          </table:table-cell>
          <table:table-cell table:style-name="ce14"/>
          <table:table-cell table:formula="of:=SIN(RADIANS([.A19]))*[.C19]" office:value-type="float" office:value="-11.9817242590182" calcext:value-type="float">
            <text:p>-11,98</text:p>
          </table:table-cell>
          <table:table-cell table:formula="of:=COS(RADIANS([.A19]))*[.C19]" office:value-type="float" office:value="67.9517349578424" calcext:value-type="float">
            <text:p>67,95</text:p>
          </table:table-cell>
          <table:table-cell table:number-columns-repeated="4"/>
        </table:table-row>
        <table:table-row table:style-name="ro2">
          <table:table-cell table:formula="of:=-[.A23]" office:value-type="float" office:value="-10" calcext:value-type="float">
            <text:p>-10</text:p>
          </table:table-cell>
          <table:table-cell table:formula="of:=[.B23]" office:value-type="float" office:value="264" calcext:value-type="float">
            <text:p>264</text:p>
          </table:table-cell>
          <table:table-cell table:formula="of:=[.C23]" office:value-type="float" office:value="69" calcext:value-type="float">
            <text:p>69</text:p>
          </table:table-cell>
          <table:table-cell table:style-name="ce14"/>
          <table:table-cell table:formula="of:=SIN(RADIANS([.A20]))*[.C20]" office:value-type="float" office:value="-6.71099219156968" calcext:value-type="float">
            <text:p>-6,71</text:p>
          </table:table-cell>
          <table:table-cell table:formula="of:=COS(RADIANS([.A20]))*[.C20]" office:value-type="float" office:value="76.7069917530644" calcext:value-type="float">
            <text:p>76,71</text:p>
          </table:table-cell>
          <table:table-cell table:number-columns-repeated="4"/>
        </table:table-row>
        <table:table-row table:style-name="ro2">
          <table:table-cell table:formula="of:=-[.A22]" office:value-type="float" office:value="-5" calcext:value-type="float">
            <text:p>-5</text:p>
          </table:table-cell>
          <table:table-cell table:formula="of:=[.B22]" office:value-type="float" office:value="272" calcext:value-type="float">
            <text:p>272</text:p>
          </table:table-cell>
          <table:table-cell table:formula="of:=[.C22]" office:value-type="float" office:value="77" calcext:value-type="float">
            <text:p>77</text:p>
          </table:table-cell>
          <table:table-cell table:style-name="ce14"/>
          <table:table-cell table:formula="of:=SIN(RADIANS([.A21]))*[.C21]" office:value-type="float" office:value="0" calcext:value-type="float">
            <text:p>0,00</text:p>
          </table:table-cell>
          <table:table-cell table:formula="of:=COS(RADIANS([.A21]))*[.C21]" office:value-type="float" office:value="83" calcext:value-type="float">
            <text:p>83,00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formula="of:=[.B21]-[.$B$1]" office:value-type="float" office:value="83" calcext:value-type="float">
            <text:p>83</text:p>
          </table:table-cell>
          <table:table-cell table:style-name="ce14"/>
          <table:table-cell table:formula="of:=SIN(RADIANS([.A22]))*[.C22]" office:value-type="float" office:value="6.71099219156968" calcext:value-type="float">
            <text:p>6,71</text:p>
          </table:table-cell>
          <table:table-cell table:formula="of:=COS(RADIANS([.A22]))*[.C22]" office:value-type="float" office:value="76.7069917530644" calcext:value-type="float">
            <text:p>76,7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formula="of:=[.B22]-[.$B$1]" office:value-type="float" office:value="77" calcext:value-type="float">
            <text:p>77</text:p>
          </table:table-cell>
          <table:table-cell/>
          <table:table-cell table:formula="of:=SIN(RADIANS([.A23]))*[.C23]" office:value-type="float" office:value="11.9817242590182" calcext:value-type="float">
            <text:p>11,98</text:p>
          </table:table-cell>
          <table:table-cell table:formula="of:=COS(RADIANS([.A23]))*[.C23]" office:value-type="float" office:value="67.9517349578424" calcext:value-type="float">
            <text:p>67,9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table:formula="of:=[.B23]-[.$B$1]" office:value-type="float" office:value="69" calcext:value-type="float">
            <text:p>69</text:p>
          </table:table-cell>
          <table:table-cell/>
          <table:table-cell table:formula="of:=SIN(RADIANS([.A24]))*[.C24]" office:value-type="float" office:value="15.0115046159462" calcext:value-type="float">
            <text:p>15,01</text:p>
          </table:table-cell>
          <table:table-cell table:formula="of:=COS(RADIANS([.A24]))*[.C24]" office:value-type="float" office:value="56.023697924766" calcext:value-type="float">
            <text:p>56,02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table:formula="of:=[.B24]-[.$B$1]" office:value-type="float" office:value="58" calcext:value-type="float">
            <text:p>58</text:p>
          </table:table-cell>
          <table:table-cell/>
          <table:table-cell table:formula="of:=SIN(RADIANS([.A25]))*[.C25]" office:value-type="float" office:value="14.7068661630038" calcext:value-type="float">
            <text:p>14,71</text:p>
          </table:table-cell>
          <table:table-cell table:formula="of:=COS(RADIANS([.A25]))*[.C25]" office:value-type="float" office:value="40.4067826937941" calcext:value-type="float">
            <text:p>40,41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table:formula="of:=[.B25]-[.$B$1]" office:value-type="float" office:value="43" calcext:value-type="float">
            <text:p>43</text:p>
          </table:table-cell>
          <table:table-cell/>
          <table:table-cell table:formula="of:=SIN(RADIANS([.A26]))*[.C26]" office:value-type="float" office:value="14.7916391609245" calcext:value-type="float">
            <text:p>14,79</text:p>
          </table:table-cell>
          <table:table-cell table:formula="of:=COS(RADIANS([.A26]))*[.C26]" office:value-type="float" office:value="31.7207725462827" calcext:value-type="float">
            <text:p>31,72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formula="of:=[.B26]-[.$B$1]" office:value-type="float" office:value="35" calcext:value-type="float">
            <text:p>35</text:p>
          </table:table-cell>
          <table:table-cell/>
          <table:table-cell table:formula="of:=SIN(RADIANS([.A27]))*[.C27]" office:value-type="float" office:value="15.5" calcext:value-type="float">
            <text:p>15,50</text:p>
          </table:table-cell>
          <table:table-cell table:formula="of:=COS(RADIANS([.A27]))*[.C27]" office:value-type="float" office:value="26.8467875173176" calcext:value-type="float">
            <text:p>26,85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table:formula="of:=[.B27]-[.$B$1]" office:value-type="float" office:value="31" calcext:value-type="float">
            <text:p>31</text:p>
          </table:table-cell>
          <table:table-cell/>
          <table:table-cell table:formula="of:=SIN(RADIANS([.A28]))*[.C28]" office:value-type="float" office:value="16.6337166541803" calcext:value-type="float">
            <text:p>16,63</text:p>
          </table:table-cell>
          <table:table-cell table:formula="of:=COS(RADIANS([.A28]))*[.C28]" office:value-type="float" office:value="23.7554092843808" calcext:value-type="float">
            <text:p>23,76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4" calcext:value-type="float">
            <text:p>224</text:p>
          </table:table-cell>
          <table:table-cell table:formula="of:=[.B28]-[.$B$1]" office:value-type="float" office:value="29" calcext:value-type="float">
            <text:p>29</text:p>
          </table:table-cell>
          <table:table-cell/>
          <table:table-cell table:formula="of:=SIN(RADIANS([.A29]))*[.C29]" office:value-type="float" office:value="16.71247785185" calcext:value-type="float">
            <text:p>16,71</text:p>
          </table:table-cell>
          <table:table-cell table:formula="of:=COS(RADIANS([.A29]))*[.C29]" office:value-type="float" office:value="19.9171555210934" calcext:value-type="float">
            <text:p>19,92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table:formula="of:=[.B29]-[.$B$1]" office:value-type="float" office:value="26" calcext:value-type="float">
            <text:p>26</text:p>
          </table:table-cell>
          <table:table-cell/>
          <table:table-cell table:formula="of:=SIN(RADIANS([.A30]))*[.C30]" office:value-type="float" office:value="12.0208152801713" calcext:value-type="float">
            <text:p>12,02</text:p>
          </table:table-cell>
          <table:table-cell table:formula="of:=COS(RADIANS([.A30]))*[.C30]" office:value-type="float" office:value="12.0208152801713" calcext:value-type="float">
            <text:p>12,02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table:formula="of:=[.B30]-[.$B$1]" office:value-type="float" office:value="17" calcext:value-type="float">
            <text:p>17</text:p>
          </table:table-cell>
          <table:table-cell/>
          <table:table-cell table:formula="of:=SIN(RADIANS([.A31]))*[.C31]" office:value-type="float" office:value="11.4906666467847" calcext:value-type="float">
            <text:p>11,49</text:p>
          </table:table-cell>
          <table:table-cell table:formula="of:=COS(RADIANS([.A31]))*[.C31]" office:value-type="float" office:value="9.64181414529809" calcext:value-type="float">
            <text:p>9,64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[.B31]-[.$B$1]" office:value-type="float" office:value="15" calcext:value-type="float">
            <text:p>15</text:p>
          </table:table-cell>
          <table:table-cell/>
          <table:table-cell table:formula="of:=SIN(RADIANS([.A32]))*[.C32]" office:value-type="float" office:value="9.01067248717891" calcext:value-type="float">
            <text:p>9,01</text:p>
          </table:table-cell>
          <table:table-cell table:formula="of:=COS(RADIANS([.A32]))*[.C32]" office:value-type="float" office:value="6.30934079986151" calcext:value-type="float">
            <text:p>6,31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table:formula="of:=[.B32]-[.$B$1]" office:value-type="float" office:value="11" calcext:value-type="float">
            <text:p>11</text:p>
          </table:table-cell>
          <table:table-cell/>
          <table:table-cell table:formula="of:=SIN(RADIANS([.A33]))*[.C33]" office:value-type="float" office:value="2.59807621135332" calcext:value-type="float">
            <text:p>2,60</text:p>
          </table:table-cell>
          <table:table-cell table:formula="of:=COS(RADIANS([.A33]))*[.C33]" office:value-type="float" office:value="1.5" calcext:value-type="float">
            <text:p>1,50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table:formula="of:=[.B33]-[.$B$1]" office:value-type="float" office:value="3" calcext:value-type="float">
            <text:p>3</text:p>
          </table:table-cell>
          <table:table-cell/>
          <table:table-cell table:formula="of:=SIN(RADIANS([.A34]))*[.C34]" office:value-type="float" office:value="4.53153893518325" calcext:value-type="float">
            <text:p>4,53</text:p>
          </table:table-cell>
          <table:table-cell table:formula="of:=COS(RADIANS([.A34]))*[.C34]" office:value-type="float" office:value="2.1130913087035" calcext:value-type="float">
            <text:p>2,11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formula="of:=[.B34]-[.$B$1]" office:value-type="float" office:value="5" calcext:value-type="float">
            <text:p>5</text:p>
          </table:table-cell>
          <table:table-cell/>
          <table:table-cell table:formula="of:=SIN(RADIANS([.A35]))*[.C35]" office:value-type="float" office:value="4.69846310392954" calcext:value-type="float">
            <text:p>4,70</text:p>
          </table:table-cell>
          <table:table-cell table:formula="of:=COS(RADIANS([.A35]))*[.C35]" office:value-type="float" office:value="1.71010071662834" calcext:value-type="float">
            <text:p>1,71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formula="of:=[.B35]-[.$B$1]" office:value-type="float" office:value="5" calcext:value-type="float">
            <text:p>5</text:p>
          </table:table-cell>
          <table:table-cell/>
          <table:table-cell table:formula="of:=SIN(RADIANS([.A36]))*[.C36]" office:value-type="float" office:value="4.82962913144534" calcext:value-type="float">
            <text:p>4,83</text:p>
          </table:table-cell>
          <table:table-cell table:formula="of:=COS(RADIANS([.A36]))*[.C36]" office:value-type="float" office:value="1.2940952255126" calcext:value-type="float">
            <text:p>1,29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formula="of:=[.B36]-[.$B$1]" office:value-type="float" office:value="5" calcext:value-type="float">
            <text:p>5</text:p>
          </table:table-cell>
          <table:table-cell/>
          <table:table-cell table:formula="of:=SIN(RADIANS([.A37]))*[.C37]" office:value-type="float" office:value="4.92403876506104" calcext:value-type="float">
            <text:p>4,92</text:p>
          </table:table-cell>
          <table:table-cell table:formula="of:=COS(RADIANS([.A37]))*[.C37]" office:value-type="float" office:value="0.868240888334652" calcext:value-type="float">
            <text:p>0,87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formula="of:=[.B37]-[.$B$1]" office:value-type="float" office:value="5" calcext:value-type="float">
            <text:p>5</text:p>
          </table:table-cell>
          <table:table-cell/>
          <table:table-cell table:formula="of:=SIN(RADIANS([.A38]))*[.C38]" office:value-type="float" office:value="4.98097349045873" calcext:value-type="float">
            <text:p>4,98</text:p>
          </table:table-cell>
          <table:table-cell table:formula="of:=COS(RADIANS([.A38]))*[.C38]" office:value-type="float" office:value="0.435778713738291" calcext:value-type="float">
            <text:p>0,44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formula="of:=[.B38]-[.$B$1]" office:value-type="float" office:value="5" calcext:value-type="float">
            <text:p>5</text:p>
          </table:table-cell>
          <table:table-cell/>
          <table:table-cell table:style-name="ce17" table:formula="of:=SIN(RADIANS([.A39]))*[.C39]" office:value-type="float" office:value="5" calcext:value-type="float">
            <text:p>5,00</text:p>
          </table:table-cell>
          <table:table-cell table:style-name="ce20" table:formula="of:=COS(RADIANS([.A39]))*[.C39]" office:value-type="float" office:value="3.06161699786838E-016" calcext:value-type="float">
            <text:p>0,00</text:p>
          </table:table-cell>
          <table:table-cell table:number-columns-repeated="4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8" office:value-type="float" office:value="200" calcext:value-type="float">
            <text:p>200</text:p>
          </table:table-cell>
          <table:table-cell table:style-name="ce12" table:formula="of:=[.B39]-[.$B$1]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display-factor="1000"/>
      <number:text>мА</number:text>
    </number:number-style>
    <number:number-style style:name="N110">
      <number:number number:decimal-places="2" loext:min-decimal-places="2" number:min-integer-digits="1"/>
      <number:text>  А</number:text>
    </number:number-style>
    <number:number-style style:name="N111">
      <number:number number:decimal-places="2" loext:min-decimal-places="2" number:min-integer-digits="1"/>
      <number:text> мА</number:text>
    </number:number-style>
    <number:number-style style:name="N112">
      <number:number number:decimal-places="2" loext:min-decimal-places="2" number:min-integer-digits="1"/>
      <number:text> мB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1:54:46.83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49:01.622000000</meta:creation-date>
    <meta:generator>LibreOffice/5.2.0.4$Windows_x86 LibreOffice_project/066b007f5ebcc236395c7d282ba488bca6720265</meta:generator>
    <dc:date>2016-12-22T12:06:09.272000000</dc:date>
    <meta:editing-duration>P4DT3H17M16S</meta:editing-duration>
    <meta:editing-cycles>18</meta:editing-cycles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fals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79cm" svg:height="10.948cm" xlink:href=".." xlink:type="simple" chart:class="chart:scatter" chart:style-name="ch1">
        <chart:title svg:x="1.798cm" svg:y="0.354cm" chart:style-name="ch2">
          <text:p>Диаграмма направленности</text:p>
        </chart:title>
        <chart:plot-area chart:style-name="ch3" table:cell-range-address="Лист1.E2:Лист1.F38" svg:x="0.189cm" svg:y="1.351cm" svg:width="9.101cm" svg:height="9.379cm">
          <chartooo:coordinate-region svg:x="0.189cm" svg:y="1.351cm" svg:width="9.101cm" svg:height="9.37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2:Лист1.F38" chart:class="chart:scatter">
            <chart:domain table:cell-range-address="Лист1.E2:Лист1.E38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Лист1.E2:Лист1.E38</svg:desc>
                </draw:g>
              </table:table-cell>
              <table:table-cell office:value-type="float" office:value="3.06161699786838E-016">
                <text:p>3.06161699786838E-016</text:p>
                <draw:g>
                  <svg:desc>Лист1.F2:Лист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8097349045873">
                <text:p>-4.98097349045873</text:p>
              </table:table-cell>
              <table:table-cell office:value-type="float" office:value="0.435778713738291">
                <text:p>0.435778713738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403876506104">
                <text:p>-4.92403876506104</text:p>
              </table:table-cell>
              <table:table-cell office:value-type="float" office:value="0.868240888334652">
                <text:p>0.868240888334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82962913144534">
                <text:p>-4.82962913144534</text:p>
              </table:table-cell>
              <table:table-cell office:value-type="float" office:value="1.2940952255126">
                <text:p>1.2940952255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9846310392954">
                <text:p>-4.69846310392954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3153893518325">
                <text:p>-4.53153893518325</text:p>
              </table:table-cell>
              <table:table-cell office:value-type="float" office:value="2.1130913087035">
                <text:p>2.1130913087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59807621135332">
                <text:p>-2.598076211353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01067248717891">
                <text:p>-9.01067248717891</text:p>
              </table:table-cell>
              <table:table-cell office:value-type="float" office:value="6.30934079986151">
                <text:p>6.30934079986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4906666467847">
                <text:p>-11.4906666467847</text:p>
              </table:table-cell>
              <table:table-cell office:value-type="float" office:value="9.64181414529809">
                <text:p>9.64181414529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0208152801713">
                <text:p>-12.0208152801713</text:p>
              </table:table-cell>
              <table:table-cell office:value-type="float" office:value="12.0208152801713">
                <text:p>12.0208152801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.71247785185">
                <text:p>-16.71247785185</text:p>
              </table:table-cell>
              <table:table-cell office:value-type="float" office:value="19.9171555210934">
                <text:p>19.9171555210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.6337166541803">
                <text:p>-16.6337166541803</text:p>
              </table:table-cell>
              <table:table-cell office:value-type="float" office:value="23.7554092843808">
                <text:p>23.7554092843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.5">
                <text:p>-15.5</text:p>
              </table:table-cell>
              <table:table-cell office:value-type="float" office:value="26.8467875173176">
                <text:p>26.8467875173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7916391609245">
                <text:p>-14.7916391609245</text:p>
              </table:table-cell>
              <table:table-cell office:value-type="float" office:value="31.7207725462827">
                <text:p>31.7207725462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7068661630038">
                <text:p>-14.7068661630038</text:p>
              </table:table-cell>
              <table:table-cell office:value-type="float" office:value="40.4067826937941">
                <text:p>40.4067826937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0115046159462">
                <text:p>-15.0115046159462</text:p>
              </table:table-cell>
              <table:table-cell office:value-type="float" office:value="56.023697924766">
                <text:p>56.02369792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9817242590182">
                <text:p>-11.9817242590182</text:p>
              </table:table-cell>
              <table:table-cell office:value-type="float" office:value="67.9517349578424">
                <text:p>67.9517349578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1099219156968">
                <text:p>-6.71099219156968</text:p>
              </table:table-cell>
              <table:table-cell office:value-type="float" office:value="76.7069917530644">
                <text:p>76.7069917530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1099219156968">
                <text:p>6.71099219156968</text:p>
              </table:table-cell>
              <table:table-cell office:value-type="float" office:value="76.7069917530644">
                <text:p>76.7069917530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817242590182">
                <text:p>11.9817242590182</text:p>
              </table:table-cell>
              <table:table-cell office:value-type="float" office:value="67.9517349578424">
                <text:p>67.9517349578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115046159462">
                <text:p>15.0115046159462</text:p>
              </table:table-cell>
              <table:table-cell office:value-type="float" office:value="56.023697924766">
                <text:p>56.023697924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7068661630038">
                <text:p>14.7068661630038</text:p>
              </table:table-cell>
              <table:table-cell office:value-type="float" office:value="40.4067826937941">
                <text:p>40.4067826937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916391609245">
                <text:p>14.7916391609245</text:p>
              </table:table-cell>
              <table:table-cell office:value-type="float" office:value="31.7207725462827">
                <text:p>31.7207725462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">
                <text:p>15.5</text:p>
              </table:table-cell>
              <table:table-cell office:value-type="float" office:value="26.8467875173176">
                <text:p>26.8467875173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6337166541803">
                <text:p>16.6337166541803</text:p>
              </table:table-cell>
              <table:table-cell office:value-type="float" office:value="23.7554092843808">
                <text:p>23.7554092843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1247785185">
                <text:p>16.71247785185</text:p>
              </table:table-cell>
              <table:table-cell office:value-type="float" office:value="19.9171555210934">
                <text:p>19.9171555210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0208152801713">
                <text:p>12.0208152801713</text:p>
              </table:table-cell>
              <table:table-cell office:value-type="float" office:value="12.0208152801713">
                <text:p>12.0208152801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906666467847">
                <text:p>11.4906666467847</text:p>
              </table:table-cell>
              <table:table-cell office:value-type="float" office:value="9.64181414529809">
                <text:p>9.64181414529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1067248717891">
                <text:p>9.01067248717891</text:p>
              </table:table-cell>
              <table:table-cell office:value-type="float" office:value="6.30934079986151">
                <text:p>6.30934079986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9807621135332">
                <text:p>2.598076211353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3153893518325">
                <text:p>4.53153893518325</text:p>
              </table:table-cell>
              <table:table-cell office:value-type="float" office:value="2.1130913087035">
                <text:p>2.113091308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9846310392954">
                <text:p>4.69846310392954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2962913144534">
                <text:p>4.82962913144534</text:p>
              </table:table-cell>
              <table:table-cell office:value-type="float" office:value="1.2940952255126">
                <text:p>1.2940952255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2403876506104">
                <text:p>4.92403876506104</text:p>
              </table:table-cell>
              <table:table-cell office:value-type="float" office:value="0.868240888334652">
                <text:p>0.868240888334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8097349045873">
                <text:p>4.98097349045873</text:p>
              </table:table-cell>
              <table:table-cell office:value-type="float" office:value="0.435778713738291">
                <text:p>0.435778713738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3.06161699786838E-016">
                <text:p>3.0616169978683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